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0d756a" officeooo:paragraph-rsid="000d756a" fo:background-color="#fff200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0d756a" officeooo:paragraph-rsid="000d756a" fo:background-color="#fff200"/>
    </style:style>
    <style:style style:name="P3" style:family="paragraph" style:parent-style-name="Standard">
      <style:paragraph-properties fo:text-align="start" style:justify-single-word="false"/>
      <style:text-properties style:text-underline-style="none" officeooo:rsid="000d756a" officeooo:paragraph-rsid="000d756a" fo:background-color="transparen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d77d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P17. TABLAS DINAMICAS</text:p>
      <text:p text:style-name="P1"/>
      <text:p text:style-name="P2">INTRODUCCION</text:p>
      <text:p text:style-name="P3">Las TD son un excelente medio para ordenar, resumir o sumarizar una lista o una base de datos que probablemente de otra manera no sería posible. Las TD no generan fórmulas <text:s/>y son increíblemente rápidas.</text:p>
      <text:p text:style-name="P3"/>
      <text:p text:style-name="P3">Las TD hicieron su aparicion en Excel 5 y cada versión implementa nuevas funciones a éstas. </text:p>
      <text:p text:style-name="P3"/>
      <text:p text:style-name="P3">Las listas para generar una TD deben tener dos partes: los datos y las categorías.</text:p>
      <text:p text:style-name="P3"/>
      <text:p text:style-name="P3"><text:span text:style-name="T1">Los datos</text:span>: son los valores que se van a sumarizar dentro de la TD y esta seccion de la informacion sóolo puede contener números.</text:p>
      <text:p text:style-name="P3"/>
      <text:p text:style-name="P3"><text:span text:style-name="T1">Las categorías</text:span>: son las etiquetas que describen los valores <text:span text:style-name="T2">que se van a sumarizar, como por ejemplo: Bonos, Ventas, Comisiones, etc.</text:span>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1M38S</meta:editing-duration>
    <meta:editing-cycles>3</meta:editing-cycles>
    <meta:generator>LibreOffice/5.4.7.2$Windows_X86_64 LibreOffice_project/c838ef25c16710f8838b1faec480ebba495259d0</meta:generator>
    <dc:date>2019-04-03T23:49:04.295000000</dc:date>
    <meta:document-statistic meta:table-count="0" meta:image-count="0" meta:object-count="0" meta:page-count="1" meta:paragraph-count="7" meta:word-count="115" meta:character-count="672" meta:non-whitespace-character-count="562"/>
    <meta:user-defined meta:name="Info 1"/>
    <meta:user-defined meta:name="Info 2"/>
    <meta:user-defined meta:name="Info 3"/>
    <meta:user-defined meta:name="Info 4"/>
  </office:meta>
</office:document-meta>
</file>